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solid" draw:stroke-dash="Fine_20_Dashed_20__28_var_29_" svg:stroke-width="0.1cm" draw:marker-start-width="0.35cm" draw:marker-end-width="0.3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fo:min-height="1.115cm"/>
    </style:style>
    <style:style style:name="gr4" style:family="graphic" style:parent-style-name="standard">
      <style:graphic-properties draw:stroke="solid" svg:stroke-width="0.1cm" draw:marker-start-width="0.35cm" draw:marker-end-width="0.35cm" draw:fill="hatch" draw:fill-hatch-name="Black_20_45_20_Degrees" draw:fill-hatch-solid="false"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family="'Times New Roman'" style:font-family-generic="roman" style:font-pitch="variable" fo:font-size="28pt" fo:font-weight="bold" style:font-size-asian="28pt" style:font-weight-asian="bold" style:font-size-complex="28pt" style:font-weight-complex="bold"/>
    </style:style>
    <style:style style:name="T1" style:family="text">
      <style:text-properties fo:font-family="'Times New Roman'" style:font-family-generic="roman" style:font-pitch="variable"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line draw:style-name="gr1" draw:text-style-name="P1" draw:layer="layout" svg:x1="0.2cm" svg:y1="1.2cm" svg:x2="9.2cm" svg:y2="1.2cm">
            <text:p/>
          </draw:line>
          <draw:line draw:style-name="gr2" draw:text-style-name="P1" draw:layer="layout" svg:x1="1.2cm" svg:y1="0.2cm" svg:x2="1.23cm" svg:y2="8.2cm">
            <text:p/>
          </draw:line>
          <draw:frame draw:style-name="gr3" draw:text-style-name="P2" draw:layer="layout" svg:width="1.244cm" svg:height="1.365cm" svg:x="0.808cm" svg:y="8.39cm">
            <draw:text-box>
              <text:p><text:span text:style-name="T1">j</text:span></text:p>
            </draw:text-box>
          </draw:frame>
          <draw:frame draw:style-name="gr3" draw:text-style-name="P2" draw:layer="layout" svg:width="3.69cm" svg:height="1.365cm" svg:x="6.545cm" svg:y="8.39cm">
            <draw:text-box>
              <text:p><text:span text:style-name="T1">i = j+1</text:span></text:p>
            </draw:text-box>
          </draw:frame>
          <draw:line draw:style-name="gr1" draw:text-style-name="P1" draw:layer="layout" svg:x1="0.2cm" svg:y1="7.2cm" svg:x2="9.2cm" svg:y2="7.2cm">
            <text:p/>
          </draw:line>
          <draw:line draw:style-name="gr2" draw:text-style-name="P1" draw:layer="layout" svg:x1="8.2cm" svg:y1="0.2cm" svg:x2="8.23cm" svg:y2="8.2cm">
            <text:p/>
          </draw:line>
          <draw:polygon draw:style-name="gr4" draw:text-style-name="P1" draw:layer="layout" svg:width="2.574cm" svg:height="4.36cm" svg:x="3.465cm" svg:y="2.832cm" svg:viewBox="0 0 2575 4361" draw:points="5,4361 5,1037 0,1037 1,985 5,934 12,883 22,833 36,783 52,733 72,685 94,637 120,590 148,544 179,499 213,456 250,414 289,374 331,335 375,298 421,263 469,229 519,198 572,169 626,142 681,117 738,94 797,74 856,56 917,40 979,27 1041,17 1104,9 1167,3 1231,1 1294,0 1358,2 1421,7 1484,15 1547,24 1608,37 1669,52 1729,69 1788,88 1846,110 1902,135 1956,161 2009,190 2060,221 2109,254 2155,288 2200,325 2242,363 2282,403 2319,445 2354,488 2386,532 2415,577 2441,624 2465,672 2485,720 2502,770 2517,819 2528,870 2536,921 2540,972 2540,978 2547,1012 2557,1012 2557,1060 2575,43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2cm" draw:rotation="450"/>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27T15:52:51.89</meta:creation-date>
    <dc:date>2018-11-16T16:34:29.59</dc:date>
    <meta:editing-duration>PT22M31S</meta:editing-duration>
    <meta:editing-cycles>8</meta:editing-cycles>
    <meta:generator>OpenOffice/4.1.3$Win32 OpenOffice.org_project/413m1$Build-9783</meta:generator>
    <dc:creator>Christophe Coulet</dc:creator>
    <meta:document-statistic meta:object-count="8"/>
  </office:meta>
</office:document-meta>
</file>